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style:font-name="Arial Black1" fo:font-size="48pt" style:font-size-asian="48pt" style:font-size-complex="48pt"/>
    </style:style>
    <style:style style:name="P5" style:family="paragraph">
      <style:paragraph-properties fo:margin-left="0cm" fo:margin-right="0cm" fo:text-indent="0cm"/>
      <style:text-properties fo:color="#ffffff" style:font-name="Arial Black1" fo:font-size="48pt" fo:font-weight="bold" style:font-size-asian="48pt" style:font-size-complex="48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style:style style:name="T2" style:family="text">
      <style:text-properties fo:color="#ffffff" style:font-name="Arial Black1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ref. Pomódl się, Miriam,</text:span><text:span text:style-name="T1"><text:line-break/></text:span><text:span text:style-name="T1">aby Twój Syn żył we mnie,</text:span><text:span text:style-name="T1"><text:line-break/></text:span><text:span text:style-name="T1">pomódl się,</text:span><text:span text:style-name="T1"><text:line-break/></text:span><text:span text:style-name="T1">by Jezus we mnie żył.</text:span><text:span text:style-name="T1"><text:line-break/></text:span><text:span text:style-name="T1">Gdzie Ty jesteś,</text:span><text:span text:style-name="T1"><text:line-break/></text:span><text:span text:style-name="T1">zstępuje Duch Święty.</text:span><text:span text:style-name="T1"><text:line-break/></text:span><text:span text:style-name="T1">Gdzie Ty jesteś,</text:span><text:span text:style-name="T1"><text:line-break/></text:span><text:span text:style-name="T1">niebo staje s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1. Miriam, Tyś jest</text:span><text:span text:style-name="T2"><text:line-break/></text:span><text:span text:style-name="T2">bramą do nieba,</text:span><text:span text:style-name="T2"><text:line-break/></text:span><text:span text:style-name="T2">moim niebem</text:span><text:span text:style-name="T2"><text:line-break/></text:span><text:span text:style-name="T2">jest Twój Syn.</text:span><text:span text:style-name="T2"><text:line-break/></text:span><text:span text:style-name="T2">Weź mnie, weź mnie,</text:span><text:span text:style-name="T2"><text:line-break/></text:span><text:span text:style-name="T2">do swego łona,</text:span><text:span text:style-name="T2"><text:line-break/></text:span><text:span text:style-name="T2">bym bóstwem Jezusa</text:span><text:span text:style-name="T2"><text:line-break/></text:span><text:span text:style-name="T2">zajaśniał jak T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ref. Pomódl się, Miriam,</text:span><text:span text:style-name="T1"><text:line-break/></text:span><text:span text:style-name="T1">aby Twój Syn żył we mnie,</text:span><text:span text:style-name="T1"><text:line-break/></text:span><text:span text:style-name="T1">pomódl się,</text:span><text:span text:style-name="T1"><text:line-break/></text:span><text:span text:style-name="T1">by Jezus we mnie żył.</text:span><text:span text:style-name="T1"><text:line-break/></text:span><text:span text:style-name="T1">Gdzie Ty jesteś,</text:span><text:span text:style-name="T1"><text:line-break/></text:span><text:span text:style-name="T1">zstępuje Duch Święty.</text:span><text:span text:style-name="T1"><text:line-break/></text:span><text:span text:style-name="T1">Gdzie Ty jesteś,</text:span><text:span text:style-name="T1"><text:line-break/></text:span><text:span text:style-name="T1">niebo staje si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2. Gdybym umarł,</text:span><text:span text:style-name="T2"><text:line-break/></text:span><text:span text:style-name="T2">Jezus żyłby we mnie.</text:span><text:span text:style-name="T2"><text:line-break/></text:span><text:span text:style-name="T2">Gdybym umarł,</text:span><text:span text:style-name="T2"><text:line-break/></text:span><text:span text:style-name="T2">odpocząłbym.</text:span><text:span text:style-name="T2"><text:line-break/></text:span><text:span text:style-name="T2">Przyspiesz, przyspiesz</text:span><text:span text:style-name="T2"><text:line-break/></text:span><text:span text:style-name="T2">moją śmierć.</text:span><text:span text:style-name="T2"><text:line-break/></text:span><text:span text:style-name="T2">Pragnę umrzeć,</text:span><text:span text:style-name="T2"><text:line-break/></text:span><text:span text:style-name="T2">aby ży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ref. Pomódl się, Miriam,</text:span><text:span text:style-name="T1"><text:line-break/></text:span><text:span text:style-name="T1">aby Twój Syn żył we mnie,</text:span><text:span text:style-name="T1"><text:line-break/></text:span><text:span text:style-name="T1">pomódl się,</text:span><text:span text:style-name="T1"><text:line-break/></text:span><text:span text:style-name="T1">by Jezus we mnie żył.</text:span><text:span text:style-name="T1"><text:line-break/></text:span><text:span text:style-name="T1">Gdzie Ty jesteś,</text:span><text:span text:style-name="T1"><text:line-break/></text:span><text:span text:style-name="T1">zstępuje Duch Święty.</text:span><text:span text:style-name="T1"><text:line-break/></text:span><text:span text:style-name="T1">Gdzie Ty jesteś,</text:span><text:span text:style-name="T1"><text:line-break/></text:span><text:span text:style-name="T1">niebo staje si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6T15:23:11</meta:creation-date>
    <dc:date>2014-10-21T12:49:26.374000000</dc:date>
    <dc:language>pl-PL</dc:language>
    <meta:editing-cycles>6</meta:editing-cycles>
    <meta:editing-duration>PT5M46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